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d</text:p>
          </table:table-cell>
          <table:table-cell table:style-name="ce1"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D2]-[.C2]" office:value-type="float" office:value="0.5" calcext:value-type="float">
            <text:p>0.5</text:p>
          </table:table-cell>
          <table:table-cell table:formula="of:=[.E2]*[.E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D3]-[.C3]" office:value-type="float" office:value="-0.6" calcext:value-type="float">
            <text:p>-0.6</text:p>
          </table:table-cell>
          <table:table-cell table:formula="of:=[.E3]*[.E3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[.D4]-[.C4]" office:value-type="float" office:value="-0.7" calcext:value-type="float">
            <text:p>-0.7</text:p>
          </table:table-cell>
          <table:table-cell table:formula="of:=[.E4]*[.E4]" office:value-type="float" office:value="0.49" calcext:value-type="float">
            <text:p>0.4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[.D5]-[.C5]" office:value-type="float" office:value="0.2" calcext:value-type="float">
            <text:p>0.2</text:p>
          </table:table-cell>
          <table:table-cell table:formula="of:=[.E5]*[.E5]" office:value-type="float" office:value="0.0399999999999999" calcext:value-type="float">
            <text:p>0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D6]-[.C6]" office:value-type="float" office:value="0.0999999999999996" calcext:value-type="float">
            <text:p>0.1</text:p>
          </table:table-cell>
          <table:table-cell table:formula="of:=[.E6]*[.E6]" office:value-type="float" office:value="0.00999999999999993" calcext:value-type="float">
            <text:p>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-[.C7]" office:value-type="float" office:value="-1" calcext:value-type="float">
            <text:p>-1</text:p>
          </table:table-cell>
          <table:table-cell table:formula="of:=[.E7]*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D8]-[.C8]" office:value-type="float" office:value="-0.1" calcext:value-type="float">
            <text:p>-0.1</text:p>
          </table:table-cell>
          <table:table-cell table:formula="of:=[.E8]*[.E8]" office:value-type="float" office:value="0.01" calcext:value-type="float">
            <text:p>0.0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D9]-[.C9]" office:value-type="float" office:value="0.1" calcext:value-type="float">
            <text:p>0.1</text:p>
          </table:table-cell>
          <table:table-cell table:formula="of:=[.E9]*[.E9]" office:value-type="float" office:value="0.01" calcext:value-type="float">
            <text:p>0.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D10]-[.C10]" office:value-type="float" office:value="-0.300000000000001" calcext:value-type="float">
            <text:p>-0.300000000000001</text:p>
          </table:table-cell>
          <table:table-cell table:formula="of:=[.E10]*[.E10]" office:value-type="float" office:value="0.0900000000000004" calcext:value-type="float">
            <text:p>0.090000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.D11]-[.C11]" office:value-type="float" office:value="-0.2" calcext:value-type="float">
            <text:p>-0.2</text:p>
          </table:table-cell>
          <table:table-cell table:formula="of:=[.E11]*[.E11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[.D12]-[.C12]" office:value-type="float" office:value="-1.5" calcext:value-type="float">
            <text:p>-1.5</text:p>
          </table:table-cell>
          <table:table-cell table:formula="of:=[.E12]*[.E12]" office:value-type="float" office:value="2.25" calcext:value-type="float">
            <text:p>2.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[.D13]-[.C13]" office:value-type="float" office:value="-0.600000000000001" calcext:value-type="float">
            <text:p>-0.600000000000001</text:p>
          </table:table-cell>
          <table:table-cell table:formula="of:=[.E13]*[.E13]" office:value-type="float" office:value="0.360000000000001" calcext:value-type="float">
            <text:p>0.360000000000001</text:p>
          </table:table-cell>
        </table:table-row>
        <table:table-row table:style-name="ro1">
          <table:table-cell table:number-columns-repeated="5"/>
          <table:table-cell table:formula="of:=SUM([.F2:.F13])" office:value-type="float" office:value="4.91000000000001" calcext:value-type="float">
            <text:p>4.910000000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9:25:53.231801811</meta:creation-date>
    <dc:date>2020-05-15T10:00:52.434786516</dc:date>
    <meta:editing-duration>PT24M46S</meta:editing-duration>
    <meta:editing-cycles>1</meta:editing-cycles>
    <meta:document-statistic meta:table-count="1" meta:cell-count="78" meta:object-count="0"/>
    <meta:generator>LibreOffice/6.4.3.2$Linux_X86_64 LibreOffice_project/40$Build-2</meta:generator>
  </office:meta>
</office:document-meta>
</file>